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P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9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graphic">
      <style:paragraph-properties fo:break-before="page" text:number-lines="false" text:line-number="0"/>
    </style:style>
    <style:style style:name="P12" style:family="paragraph" style:parent-style-name="arrangementofsections">
      <style:paragraph-properties fo:text-align="start" style:justify-single-word="false"/>
    </style:style>
    <style:style style:name="P13" style:family="paragraph" style:parent-style-name="actreferredto">
      <style:paragraph-properties>
        <style:tab-stops/>
      </style:paragraph-properties>
    </style:style>
    <style:style style:name="P14" style:family="paragraph" style:parent-style-name="shorttitleenglish">
      <style:paragraph-properties text:number-lines="true" text:line-number="0"/>
    </style:style>
    <style:style style:name="P15" style:family="paragraph" style:parent-style-name="entitled">
      <style:paragraph-properties text:number-lines="true" text:line-number="0"/>
    </style:style>
    <style:style style:name="P16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7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8" style:family="paragraph" style:parent-style-name="Standard">
      <style:paragraph-properties text:number-lines="false" text:line-number="0"/>
    </style:style>
    <style:style style:name="P19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0" style:family="paragraph" style:parent-style-name="bill">
      <style:paragraph-properties text:number-lines="false" text:line-number="0"/>
    </style:style>
    <style:style style:name="P21" style:family="paragraph" style:parent-style-name="shorttitlebackpage">
      <style:paragraph-properties text:number-lines="false" text:line-number="0"/>
    </style:style>
    <style:style style:name="P22" style:family="paragraph" style:parent-style-name="hr2">
      <style:paragraph-properties text:number-lines="false" text:line-number="0"/>
    </style:style>
    <style:style style:name="P23" style:family="paragraph" style:parent-style-name="hr2">
      <style:paragraph-properties text:number-lines="false" text:line-number="0"/>
      <style:text-properties style:font-name="Times New Roman"/>
    </style:style>
    <style:style style:name="P24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5" style:family="paragraph" style:parent-style-name="asinitiated">
      <style:paragraph-properties text:number-lines="false" text:line-number="0"/>
    </style:style>
    <style:style style:name="P26" style:family="paragraph" style:parent-style-name="Standard" style:master-page-name="frontcover">
      <style:paragraph-properties style:page-number="1"/>
    </style:style>
    <style:style style:name="P27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style:font-name-asian="Times New Roman3" style:font-name-complex="Times New Roman3"/>
    </style:style>
    <style:style style:name="T6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Times New Roman3"/>
    </style:style>
    <style:style style:name="T8" style:family="text">
      <style:text-properties style:font-name="Times New Roman3" style:font-name-asian="Times New Roman3" style:font-name-complex="Times New Roman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font-name="Times New Roman" fo:font-size="11pt" fo:font-style="italic" style:font-name-asian="Arial1" style:font-size-asian="11pt" style:font-style-asian="italic" style:font-name-complex="Arial1" style:font-size-complex="11pt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34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SLÁINTE (EARRAÍ LIACHTA A PHRAGHSÁIL AGUS A SHOLÁTHAR) (LEASÚ), 2016" text:name="GA_shorttitle"/>
        <text:user-field-decl office:value-type="string" office:string-value="Health (Pricing and Supply of Medical Goods) (Amendment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amend the Health (Pricing and Supply of Medical Goods) Act 2013 to allow interchangeability between biologic and biosimilar medical goods." text:name="EN_longtitle"/>
        <text:user-field-decl office:value-type="string" office:string-value="GA_shorttitle_caps" text:name="GA_shorttitle_caps"/>
      </text:user-field-decls>
      <text:p text:style-name="P26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3">An Bille Sláinte (Earraí Liachta a Phraghsáil agus a Sholáthar) (Leasú), 2016</text:span></text:span></text:p>
      <text:p text:style-name="shorttitleenglish_5f_frontpage"><text:span text:style-name="bold_5f_noitalic_5f_nounderline"><text:span text:style-name="T3">Health (Pricing and Supply of Medical Goods) (Amendment) Bill 2016</text:span></text:span></text:p>
      <text:p text:style-name="P8"/>
      <text:p text:style-name="asinitiated"><text:span text:style-name="bold_5f_noitalic_5f_nounderline"><text:span text:style-name="T4">Mar a tionscnaíodh</text:span></text:span></text:p>
      <text:p text:style-name="asinitiated"><text:span text:style-name="bold_5f_noitalic_5f_nounderline"><text:span text:style-name="T4">As initiated</text:span></text:span></text:p>
      <text:p text:style-name="hr"/>
      <text:p text:style-name="P27"/>
      <text:p text:style-name="hr"/>
      <text:p text:style-name="shorttitleirish"><text:user-field-get text:name="GA_shorttitle">AN BILLE SLÁINTE (EARRAÍ LIACHTA A PHRAGHSÁIL AGUS A SHOLÁTHAR) (LEASÚ), 2016</text:user-field-get></text:p>
      <text:p text:style-name="shorttitleenglish"><text:span text:style-name="bold_5f_noitalic_5f_nounderline"><text:span text:style-name="T2"><text:user-field-get text:name="EN_shorttitle">Health (Pricing and Supply of Medical Goods) (Amendment) Bill 2016</text:user-field-get></text:span></text:span><text:span text:style-name="bold_5f_noitalic_5f_nounderline"><text:span text:style-name="T2"> </text:span></text:span></text:p>
      <text:p text:style-name="hr"/>
      <text:p text:style-name="P6"><text:span text:style-name="nobold_5f_italic_5f_nounderline"><text:user-field-get text:name="GA_DOC_STAGE">Mar a tionscnaíodh</text:user-field-get></text:span></text:p>
      <text:p text:style-name="P9"><text:span text:style-name="nobold_5f_italic_5f_nounderline"><text:user-field-get text:name="EN_DOC_STAGE">As initiated</text:user-field-get></text:span></text:p>
      <text:p text:style-name="P7"/>
      <text:p text:style-name="arrangementofsections">CONTENTS</text:p>
      <text:p text:style-name="arrangementofsections"/>
      <text:p text:style-name="P12">Section</text:p>
      <text:p text:style-name="tocsectionnumber">1. <text:s/><text:bookmark-ref text:reference-format="text" text:ref-name="toc_book_1">Interpretation</text:bookmark-ref></text:p>
      <text:p text:style-name="tocsectionnumber">2. <text:s/><text:bookmark-ref text:reference-format="text" text:ref-name="toc_book_2">Amendment of section 5 of Act of 2013</text:bookmark-ref></text:p>
      <text:p text:style-name="tocsectionnumber">3. <text:s/><text:bookmark-ref text:reference-format="text" text:ref-name="toc_book_3">Amendment of section 13 of Act of 2013</text:bookmark-ref></text:p>
      <text:p text:style-name="tocsectionnumber">4. <text:s/><text:bookmark-ref text:reference-format="text" text:ref-name="toc_book_4">Short title and commencement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 Referred to</text:p>
          </text:index-title>
          <text:p text:style-name="P13">Health (Pricing and Supply of Medical Goods) Act 2013 (No. 14)</text:p>
        </text:index-body>
      </text:alphabetical-index>
      <text:p text:style-name="Standard"/>
      <text:p text:style-name="P11"/>
      <text:p text:style-name="hr"/>
      <text:p text:style-name="shorttitleirish"><text:hidden-text text:condition="ooow:" text:string-value="P3:L1" text:is-hidden="true"/><text:user-field-get text:name="GA_shorttitle">AN BILLE SLÁINTE (EARRAÍ LIACHTA A PHRAGHSÁIL AGUS A SHOLÁTHAR) (LEASÚ), 2016</text:user-field-get><text:hidden-text text:condition="ooow:" text:string-value="P3:L2" text:is-hidden="true"/></text:p>
      <text:p text:style-name="P14"><text:hidden-text text:condition="ooow:" text:string-value="P3:L3" text:is-hidden="true"/><text:span text:style-name="bold_5f_noitalic_5f_nounderline"><text:span text:style-name="T2"><text:user-field-get text:name="EN_shorttitle">Health (Pricing and Supply of Medical Goods) (Amendment) Bill 2016</text:user-field-get></text:span></text:span><text:span text:style-name="bold_5f_noitalic_5f_nounderline"><text:span text:style-name="T2"><text:hidden-text text:condition="ooow:" text:string-value="P3:L4" text:is-hidden="true"/></text:span></text:span></text:p>
      <text:p text:style-name="hr"/>
      <text:p text:style-name="bill"><text:hidden-text text:condition="ooow:" text:string-value="P3:L5" text:is-hidden="true"/><text:user-field-get text:name="STATUS">Bill</text:user-field-get></text:p>
      <text:p text:style-name="P15"><text:hidden-text text:condition="ooow:" text:string-value="P3:L6" text:is-hidden="true"/>entitled</text:p>
      <text:p text:style-name="longtitle"><text:hidden-text text:condition="ooow:" text:string-value="P3:L7" text:is-hidden="true"/>An Act to amend the <text:alphabetical-index-mark text:string-value="Health (Pricing and Supply of Medical Goods) Act 2013 (No. 14)"/><text:a xlink:type="simple" xlink:href="http://www.irishstatutebook.ie/2013/en/act/pub/0014/index.html">Health (Pricing and Supply of Medical Goods) Act 2013</text:a> to allow <text:hidden-text text:condition="ooow:" text:string-value="P3:L8" text:is-hidden="true"/>interchangeability between biologic and biosimilar medical goods.</text:p>
      <text:p text:style-name="enacted"><text:hidden-text text:condition="ooow:" text:string-value="P3:L9" text:is-hidden="true"/>Be it enacted by the Oireachtas as follows:</text:p>
      <text:p text:style-name="shouldernote"><text:hidden-text text:condition="ooow:" text:string-value="P3:L10" text:is-hidden="true"/><text:bookmark-start text:name="toc_book_1"/>Interpretation<text:bookmark-end text:name="toc_book_1"/></text:p>
      <text:p text:style-name="section"><text:hidden-text text:condition="ooow:" text:string-value="P3:L11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⁠—</text:p>
      <text:p text:style-name="section"><text:hidden-text text:condition="ooow:" text:string-value="P3:L12" text:is-hidden="true"/><text:tab/>“Act of 2013” means the <text:alphabetical-index-mark text:string-value="Health (Pricing and Supply of Medical Goods) Act 2013 (No. 14)"/><text:a xlink:type="simple" xlink:href="http://www.irishstatutebook.ie/2013/en/act/pub/0014/index.html">Health (Pricing and Supply of Medical Goods) Act 2013</text:a>.</text:p>
      <text:p text:style-name="shouldernote"><text:hidden-text text:condition="ooow:" text:string-value="P3:L13" text:is-hidden="true"/><text:bookmark-start text:name="toc_book_2"/>Amendment of section 5 of Act of 2013<text:bookmark-end text:name="toc_book_2"/></text:p>
      <text:p text:style-name="section"><text:hidden-text text:condition="ooow:" text:string-value="P3:L14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Section 5 of the Act of 2013 is amended by the deletion of subsection (7)(d).</text:p>
      <text:p text:style-name="shouldernote"><text:hidden-text text:condition="ooow:" text:string-value="P3:L15" text:is-hidden="true"/><text:bookmark-start text:name="toc_book_3"/>Amendment of section 13 of Act of 2013<text:bookmark-end text:name="toc_book_3"/></text:p>
      <text:p text:style-name="section"><text:hidden-text text:condition="ooow:" text:string-value="P3:L16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Section 13 of the Act of 2013 is amended by the insertion of the following at the end of <text:hidden-text text:condition="ooow:" text:string-value="P3:L17" text:is-hidden="true"/>subsection (1):</text:p>
      <text:p text:style-name="subsection_5f_insert"><text:hidden-text text:condition="ooow:" text:string-value="P3:L18" text:is-hidden="true"/><text:tab/><text:tab/>“Notwithstanding the provision contained in this subsection, in the case <text:hidden-text text:condition="ooow:" text:string-value="P3:L19" text:is-hidden="true"/>of a new patient seeking a treatment for the first time, where a prescriber <text:hidden-text text:condition="ooow:" text:string-value="P3:L20" text:is-hidden="true"/>is satisfied that a medicinal product can be substituted in accordance with <text:hidden-text text:condition="ooow:" text:string-value="P3:L21" text:is-hidden="true"/>Chapter 2, the prescriber shall have the discretion to waive the clinical <text:hidden-text text:condition="ooow:" text:string-value="P3:L22" text:is-hidden="true"/>exemption and substitute accordingly.”.</text:p>
      <text:p text:style-name="shouldernote"><text:hidden-text text:condition="ooow:" text:string-value="P3:L23" text:is-hidden="true"/><text:bookmark-start text:name="toc_book_4"/>Short title and commencement<text:bookmark-end text:name="toc_book_4"/></text:p>
      <text:p text:style-name="subsection"><text:hidden-text text:condition="ooow:" text:string-value="P3:L24" text:is-hidden="true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Health (Pricing and Supply of Medical Goods) <text:hidden-text text:condition="ooow:" text:string-value="P3:L25" text:is-hidden="true"/>(Amendment) Act 2016.</text:p>
      <text:p text:style-name="subsection"><text:hidden-text text:condition="ooow:" text:string-value="P3:L26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comes into operation on such day or days as the Minister for Health may <text:hidden-text text:condition="ooow:" text:string-value="P3:L27" text:is-hidden="true"/>appoint by order or order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An Bille Sláinte (Earraí Liachta a Phraghsáil agus a Sholáthar) (Leasú), 2016</text:p>
            <text:p text:style-name="P18"><text:span text:style-name="bold_5f_noitalic_5f_nounderline"><text:span text:style-name="T3"/></text:span></text:p>
            <text:p text:style-name="P23"><text:s text:c="23"/></text:p>
            <text:p text:style-name="P20">BILLE</text:p>
            <text:p text:style-name="P25">(mar a tionscnaíodh)</text:p>
            <text:p text:style-name="P25">d<text:span text:style-name="T7">á ngairtear</text:span></text:p>
            <text:p text:style-name="P18"/>
            <text:p text:style-name="backpageprovision_5f_no_5f_line_5f_numbering"><text:span text:style-name="T8">Acht do leasú an Achta Sláinte (Earraí Liachta a Phraghsáil agus a Sholáthar), 2013 chun inmhalartacht idir earraí liachta bitheolaíocha agus earraí liachta bithchosúla a cheadú.</text:span><text:span text:style-name="bold_5f_noitalic_5f_nounderline"><text:span text:style-name="T5"><text:line-break/></text:span></text:span></text:p>
            <text:p text:style-name="P23"/>
            <text:p text:style-name="P16"><text:span text:style-name="T9">An Teachta </text:span><text:span text:style-name="T10">Liam</text:span><text:span text:style-name="T6"> </text:span><text:span text:style-name="T10">Ó Céilleachair </text:span><text:span text:style-name="T6">a</text:span><text:span text:style-name="T9"> thug isteach</text:span><text:span text:style-name="T11">,</text:span></text:p>
            <text:p text:style-name="P16">31 <text:span text:style-name="T9">Bealtaine</text:span><text:span text:style-name="T11">,</text:span> 2016</text:p>
            <text:p text:style-name="P24"/>
            <text:p text:style-name="P19"/>
          </table:table-cell>
          <table:table-cell table:style-name="Table1.B1" office:value-type="string">
            <text:p text:style-name="P21">Health (Pricing and Supply of Medical Goods) (Amendment) Bill 2016</text:p>
            <text:p text:style-name="P18"><text:span text:style-name="bold_5f_noitalic_5f_nounderline"><text:span text:style-name="T3"/></text:span></text:p>
            <text:p text:style-name="P22"><text:s/></text:p>
            <text:p text:style-name="P20">BILL</text:p>
            <text:p text:style-name="P25">(as initiated)</text:p>
            <text:p text:style-name="P25">entitled</text:p>
            <text:p text:style-name="P18"/>
            <text:p text:style-name="backpageprovision_5f_no_5f_line_5f_numbering">An Act to amend the Health (Pricing and Supply of Medical Goods) Act 2013 to allow interchangeability between biologic and biosimilar medical goods.<text:span text:style-name="bold_5f_noitalic_5f_nounderline"><text:span text:style-name="T3"><text:line-break/></text:span></text:span></text:p>
            <text:p text:style-name="P22"/>
            <text:p text:style-name="P17">Introduced by Deputy Billy Kelleher<text:span text:style-name="T11">,</text:span></text:p>
            <text:p text:style-name="P16"><text:span text:style-name="T11">31</text:span><text:span text:style-name="T9">st May</text:span><text:span text:style-name="T11">,</text:span> 2016</text:p>
            <text:p text:style-name="P22"/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5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34 of 2016" text:name="Footer"/>
        </text:user-field-decls>
        <text:p text:style-name="P2"><text:span text:style-name="T1"><text:tab/>[</text:span><text:span text:style-name="T1"><text:user-field-get text:name="Footer">No. 34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5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5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5"/>
        <text:p text:style-name="P5">[No. 34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10:15</dc:date>
    <meta:printed-by>Nici Higgins</meta:printed-by>
    <meta:print-date>2009-05-27T14:24:24</meta:print-date>
    <meta:editing-cycles>637</meta:editing-cycles>
    <meta:editing-duration>P2DT6H16M2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60" meta:word-count="374" meta:character-count="2320"/>
  </office:meta>
</office:document-meta>
</file>